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08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2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isco_cep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Endereço completo com CEP do risco e da matriz.</text:p>
          </table:table-cell>
          <table:table-cell office:value-type="string" calcext:value-type="string">
            <text:p>“)</text:p>
          </table:table-cell>
          <table:table-cell table:formula="of:=CONCATENATE([.A1];&quot; = &quot;;[.B1];[.C1];[.D1])" office:value-type="string" office:string-value="risco_cep  = forms.CharField(label = “1) Endereço completo com CEP do risco e da matriz.“" calcext:value-type="string">
            <text:p>risco_cep <text:s/>= forms.CharField(label = “1) Endereço completo com CEP do risco e da matriz.“</text:p>
          </table:table-cell>
        </table:table-row>
        <table:table-row table:style-name="ro1">
          <table:table-cell office:value-type="string" calcext:value-type="string">
            <text:p>area_predios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Metragem quadrada construída de cada prédio.</text:p>
          </table:table-cell>
          <table:table-cell office:value-type="string" calcext:value-type="string">
            <text:p>“)</text:p>
          </table:table-cell>
          <table:table-cell table:formula="of:=CONCATENATE([.A2];&quot; = &quot;;[.B2];[.C2];[.D2])" office:value-type="string" office:string-value="area_predios  = forms.CharField(label = “2) Metragem quadrada construída de cada prédio.“)" calcext:value-type="string">
            <text:p>area_predios <text:s/>= forms.CharField(label = “2) Metragem quadrada construída de cada prédio.“)</text:p>
          </table:table-cell>
        </table:table-row>
        <table:table-row table:style-name="ro1">
          <table:table-cell office:value-type="string" calcext:value-type="string">
            <text:p>valor_estoque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Qual o valor de estoque? (acabado ou insumo por local).</text:p>
          </table:table-cell>
          <table:table-cell office:value-type="string" calcext:value-type="string">
            <text:p>“)</text:p>
          </table:table-cell>
          <table:table-cell table:formula="of:=CONCATENATE([.A3];&quot; = &quot;;[.B3];[.C3];[.D3])" office:value-type="string" office:string-value="valor_estoque  = forms.CharField(label = “3) Qual o valor de estoque? (acabado ou insumo por local).“)" calcext:value-type="string">
            <text:p>valor_estoque <text:s/>= forms.CharField(label = “3) Qual o valor de estoque? (acabado ou insumo por local).“)</text:p>
          </table:table-cell>
        </table:table-row>
        <table:table-row table:style-name="ro1">
          <table:table-cell office:value-type="string" calcext:value-type="string">
            <text:p>valor_maquinas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Qual o valor de máquinas, móveis e utensílios em cada prédio? (ou ao todo se não for possível).</text:p>
          </table:table-cell>
          <table:table-cell office:value-type="string" calcext:value-type="string">
            <text:p>“)</text:p>
          </table:table-cell>
          <table:table-cell table:formula="of:=CONCATENATE([.A4];&quot; = &quot;;[.B4];[.C4];[.D4])" office:value-type="string" office:string-value="valor_maquinas  = forms.CharField(label = “4) Qual o valor de máquinas, móveis e utensílios em cada prédio? (ou ao todo se não for possível).“)" calcext:value-type="string">
            <text:p>valor_maquinas <text:s/>= forms.CharField(label = “4) Qual o valor de máquinas, móveis e utensílios em cada prédio? (ou ao todo se não for possível).“)</text:p>
          </table:table-cell>
        </table:table-row>
        <table:table-row table:style-name="ro1">
          <table:table-cell office:value-type="string" calcext:value-type="string">
            <text:p>desc_vizinhanca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5) Qual a vizinhança? (favor detalhar as atividades, distancia, etc..)</text:p>
          </table:table-cell>
          <table:table-cell office:value-type="string" calcext:value-type="string">
            <text:p>“)</text:p>
          </table:table-cell>
          <table:table-cell table:formula="of:=CONCATENATE([.A5];&quot; = &quot;;[.B5];[.C5];[.D5])" office:value-type="string" office:string-value="desc_vizinhanca  = forms.CharField(label = “5) Qual a vizinhança? (favor detalhar as atividades, distancia, etc..)“)" calcext:value-type="string">
            <text:p>desc_vizinhanca <text:s/>= forms.CharField(label = “5) Qual a vizinhança? (favor detalhar as atividades, distancia, etc..)“)</text:p>
          </table:table-cell>
        </table:table-row>
        <table:table-row table:style-name="ro1">
          <table:table-cell office:value-type="string" calcext:value-type="string">
            <text:p>quant_extintores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6) Fotos Aéreas, Projetos, Alvarás, Licenças, etc.., (favor enviar em arquivo)</text:p>
          </table:table-cell>
          <table:table-cell office:value-type="string" calcext:value-type="string">
            <text:p>“)</text:p>
          </table:table-cell>
          <table:table-cell table:formula="of:=CONCATENATE([.A6];&quot; = &quot;;[.B6];[.C6];[.D6])" office:value-type="string" office:string-value="quant_extintores  = forms.CharField(label = “6) Fotos Aéreas, Projetos, Alvarás, Licenças, etc.., (favor enviar em arquivo)“)" calcext:value-type="string">
            <text:p>quant_extintores <text:s/>= forms.CharField(label = “6) Fotos Aéreas, Projetos, Alvarás, Licenças, etc.., (favor enviar em arquivo)“)</text:p>
          </table:table-cell>
        </table:table-row>
        <table:table-row table:style-name="ro1">
          <table:table-cell office:value-type="string" calcext:value-type="string">
            <text:p>desc_distrib_ext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Quantidade de extintores?</text:p>
          </table:table-cell>
          <table:table-cell office:value-type="string" calcext:value-type="string">
            <text:p>“)</text:p>
          </table:table-cell>
          <table:table-cell table:formula="of:=CONCATENATE([.A7];&quot; = &quot;;[.B7];[.C7];[.D7])" office:value-type="string" office:string-value="desc_distrib_ext  = forms.CharField(label = “1) Quantidade de extintores?“)" calcext:value-type="string">
            <text:p>desc_distrib_ext <text:s/>= forms.CharField(label = “1) Quantidade de extintores?“)</text:p>
          </table:table-cell>
        </table:table-row>
        <table:table-row table:style-name="ro1">
          <table:table-cell office:value-type="string" calcext:value-type="string">
            <text:p>desc_hidrant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Como ficam distribuídos.</text:p>
          </table:table-cell>
          <table:table-cell office:value-type="string" calcext:value-type="string">
            <text:p>“)</text:p>
          </table:table-cell>
          <table:table-cell table:formula="of:=CONCATENATE([.A8];&quot; = &quot;;[.B8];[.C8];[.D8])" office:value-type="string" office:string-value="desc_hidrant  = forms.CharField(label = “2) Como ficam distribuídos.“)" calcext:value-type="string">
            <text:p>desc_hidrant <text:s/>= forms.CharField(label = “2) Como ficam distribuídos.“)</text:p>
          </table:table-cell>
        </table:table-row>
        <table:table-row table:style-name="ro1">
          <table:table-cell office:value-type="string" calcext:value-type="string">
            <text:p>cor_dutos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Possui hidrantes, como ficam distribuídos?</text:p>
          </table:table-cell>
          <table:table-cell office:value-type="string" calcext:value-type="string">
            <text:p>“)</text:p>
          </table:table-cell>
          <table:table-cell table:formula="of:=CONCATENATE([.A9];&quot; = &quot;;[.B9];[.C9];[.D9])" office:value-type="string" office:string-value="cor_dutos  = forms.CharField(label = “3) Possui hidrantes, como ficam distribuídos?“)" calcext:value-type="string">
            <text:p>cor_dutos <text:s/>= forms.CharField(label = “3) Possui hidrantes, como ficam distribuídos?“)</text:p>
          </table:table-cell>
        </table:table-row>
        <table:table-row table:style-name="ro1">
          <table:table-cell office:value-type="string" calcext:value-type="string">
            <text:p>duto_ferro_aco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Os dutos são pintados de vermelho? Os dutos são de ferro ou aço?</text:p>
          </table:table-cell>
          <table:table-cell office:value-type="string" calcext:value-type="string">
            <text:p>“)</text:p>
          </table:table-cell>
          <table:table-cell table:formula="of:=CONCATENATE([.A10];&quot; = &quot;;[.B10];[.C10];[.D10])" office:value-type="string" office:string-value="duto_ferro_aco  = forms.CharField(label = “4) Os dutos são pintados de vermelho? Os dutos são de ferro ou aço?“)" calcext:value-type="string">
            <text:p>duto_ferro_aco <text:s/>= forms.CharField(label = “4) Os dutos são pintados de vermelho? Os dutos são de ferro ou aço?“)</text:p>
          </table:table-cell>
        </table:table-row>
        <table:table-row table:style-name="ro1">
          <table:table-cell office:value-type="string" calcext:value-type="string">
            <text:p>quant_lt_reserv_incend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5) Qual a quantidade de água (litros) no reservatório de incêndio?</text:p>
          </table:table-cell>
          <table:table-cell office:value-type="string" calcext:value-type="string">
            <text:p>“)</text:p>
          </table:table-cell>
          <table:table-cell table:formula="of:=CONCATENATE([.A11];&quot; = &quot;;[.B11];[.C11];[.D11])" office:value-type="string" office:string-value="quant_lt_reserv_incend  = forms.CharField(label = “5) Qual a quantidade de água (litros) no reservatório de incêndio?“)" calcext:value-type="string">
            <text:p>quant_lt_reserv_incend <text:s/>= forms.CharField(label = “5) Qual a quantidade de água (litros) no reservatório de incêndio?“)</text:p>
          </table:table-cell>
        </table:table-row>
        <table:table-row table:style-name="ro1">
          <table:table-cell office:value-type="string" calcext:value-type="string">
            <text:p>quant_agua_consum_local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6) Qual a quantidade de água para consumo do local?</text:p>
          </table:table-cell>
          <table:table-cell office:value-type="string" calcext:value-type="string">
            <text:p>“)</text:p>
          </table:table-cell>
          <table:table-cell table:formula="of:=CONCATENATE([.A12];&quot; = &quot;;[.B12];[.C12];[.D12])" office:value-type="string" office:string-value="quant_agua_consum_local  = forms.CharField(label = “6) Qual a quantidade de água para consumo do local?“)" calcext:value-type="string">
            <text:p>quant_agua_consum_local <text:s/>= forms.CharField(label = “6) Qual a quantidade de água para consumo do local?“)</text:p>
          </table:table-cell>
        </table:table-row>
        <table:table-row table:style-name="ro1">
          <table:table-cell office:value-type="string" calcext:value-type="string">
            <text:p>para_raio_mod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7) A empresa possui sistema de para-raios instalado? Qual o modelo?</text:p>
          </table:table-cell>
          <table:table-cell office:value-type="string" calcext:value-type="string">
            <text:p>“)</text:p>
          </table:table-cell>
          <table:table-cell table:formula="of:=CONCATENATE([.A13];&quot; = &quot;;[.B13];[.C13];[.D13])" office:value-type="string" office:string-value="para_raio_mod  = forms.CharField(label = “7) A empresa possui sistema de para-raios instalado? Qual o modelo?“)" calcext:value-type="string">
            <text:p>para_raio_mod <text:s/>= forms.CharField(label = “7) A empresa possui sistema de para-raios instalado? Qual o modelo?“)</text:p>
          </table:table-cell>
        </table:table-row>
        <table:table-row table:style-name="ro1">
          <table:table-cell office:value-type="string" calcext:value-type="string">
            <text:p>brigada_incendio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8) Tem brigada de incêndio? Quantos homens e quais seus recursos?</text:p>
          </table:table-cell>
          <table:table-cell office:value-type="string" calcext:value-type="string">
            <text:p>“)</text:p>
          </table:table-cell>
          <table:table-cell table:formula="of:=CONCATENATE([.A14];&quot; = &quot;;[.B14];[.C14];[.D14])" office:value-type="string" office:string-value="brigada_incendio  = forms.CharField(label = “8) Tem brigada de incêndio? Quantos homens e quais seus recursos?“)" calcext:value-type="string">
            <text:p>brigada_incendio <text:s/>= forms.CharField(label = “8) Tem brigada de incêndio? Quantos homens e quais seus recursos?“)</text:p>
          </table:table-cell>
        </table:table-row>
        <table:table-row table:style-name="ro1">
          <table:table-cell office:value-type="string" calcext:value-type="string">
            <text:p>desc_material_protecao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9) Outro material protecional? Descreva</text:p>
          </table:table-cell>
          <table:table-cell office:value-type="string" calcext:value-type="string">
            <text:p>“)</text:p>
          </table:table-cell>
          <table:table-cell table:formula="of:=CONCATENATE([.A15];&quot; = &quot;;[.B15];[.C15];[.D15])" office:value-type="string" office:string-value="desc_material_protecao  = forms.CharField(label = “9) Outro material protecional? Descreva“)" calcext:value-type="string">
            <text:p>desc_material_protecao <text:s/>= forms.CharField(label = “9) Outro material protecional? Descreva“)</text:p>
          </table:table-cell>
        </table:table-row>
        <table:table-row table:style-name="ro1">
          <table:table-cell office:value-type="string" calcext:value-type="string">
            <text:p>dist_bombeiros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0) Qual a distância do Corpo de Bombeiro?</text:p>
          </table:table-cell>
          <table:table-cell office:value-type="string" calcext:value-type="string">
            <text:p>“)</text:p>
          </table:table-cell>
          <table:table-cell table:formula="of:=CONCATENATE([.A16];&quot; = &quot;;[.B16];[.C16];[.D16])" office:value-type="string" office:string-value="dist_bombeiros  = forms.CharField(label = “10) Qual a distância do Corpo de Bombeiro?“)" calcext:value-type="string">
            <text:p>dist_bombeiros <text:s/>= forms.CharField(label = “10) Qual a distância do Corpo de Bombeiro?“)</text:p>
          </table:table-cell>
        </table:table-row>
        <table:table-row table:style-name="ro1">
          <table:table-cell office:value-type="string" calcext:value-type="string">
            <text:p>cameras_cftv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Possui câmeras de CFTV? Quantas?</text:p>
          </table:table-cell>
          <table:table-cell office:value-type="string" calcext:value-type="string">
            <text:p>“)</text:p>
          </table:table-cell>
          <table:table-cell table:formula="of:=CONCATENATE([.A17];&quot; = &quot;;[.B17];[.C17];[.D17])" office:value-type="string" office:string-value="cameras_cftv  = forms.CharField(label = “1) Possui câmeras de CFTV? Quantas?“)" calcext:value-type="string">
            <text:p>cameras_cftv <text:s/>= forms.CharField(label = “1) Possui câmeras de CFTV? Quantas?“)</text:p>
          </table:table-cell>
        </table:table-row>
        <table:table-row table:style-name="ro1">
          <table:table-cell office:value-type="string" calcext:value-type="string">
            <text:p>onde_grava_img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Onde são gravadas as imagens?</text:p>
          </table:table-cell>
          <table:table-cell office:value-type="string" calcext:value-type="string">
            <text:p>“)</text:p>
          </table:table-cell>
          <table:table-cell table:formula="of:=CONCATENATE([.A18];&quot; = &quot;;[.B18];[.C18];[.D18])" office:value-type="string" office:string-value="onde_grava_img  = forms.CharField(label = “2) Onde são gravadas as imagens?“)" calcext:value-type="string">
            <text:p>onde_grava_img <text:s/>= forms.CharField(label = “2) Onde são gravadas as imagens?“)</text:p>
          </table:table-cell>
        </table:table-row>
        <table:table-row table:style-name="ro1">
          <table:table-cell office:value-type="string" calcext:value-type="string">
            <text:p>vigilancia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Possui vigilância 24h? Quantos homens a cada turno?</text:p>
          </table:table-cell>
          <table:table-cell office:value-type="string" calcext:value-type="string">
            <text:p>“)</text:p>
          </table:table-cell>
          <table:table-cell table:formula="of:=CONCATENATE([.A19];&quot; = &quot;;[.B19];[.C19];[.D19])" office:value-type="string" office:string-value="vigilancia  = forms.CharField(label = “3) Possui vigilância 24h? Quantos homens a cada turno?“)" calcext:value-type="string">
            <text:p>vigilancia <text:s/>= forms.CharField(label = “3) Possui vigilância 24h? Quantos homens a cada turno?“)</text:p>
          </table:table-cell>
        </table:table-row>
        <table:table-row table:style-name="ro1">
          <table:table-cell office:value-type="string" calcext:value-type="string">
            <text:p>empr_ext_monit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Tem empresa externa de monitoramento?</text:p>
          </table:table-cell>
          <table:table-cell office:value-type="string" calcext:value-type="string">
            <text:p>“)</text:p>
          </table:table-cell>
          <table:table-cell table:formula="of:=CONCATENATE([.A20];&quot; = &quot;;[.B20];[.C20];[.D20])" office:value-type="string" office:string-value="empr_ext_monit  = forms.CharField(label = “4) Tem empresa externa de monitoramento?“)" calcext:value-type="string">
            <text:p>empr_ext_monit <text:s/>= forms.CharField(label = “4) Tem empresa externa de monitoramento?“)</text:p>
          </table:table-cell>
        </table:table-row>
        <table:table-row table:style-name="ro1">
          <table:table-cell office:value-type="string" calcext:value-type="string">
            <text:p>aluguel_predio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Há aluguel de alguma parte ou prédio?</text:p>
          </table:table-cell>
          <table:table-cell office:value-type="string" calcext:value-type="string">
            <text:p>“)</text:p>
          </table:table-cell>
          <table:table-cell table:formula="of:=CONCATENATE([.A21];&quot; = &quot;;[.B21];[.C21];[.D21])" office:value-type="string" office:string-value="aluguel_predio  = forms.CharField(label = “1) Há aluguel de alguma parte ou prédio?“)" calcext:value-type="string">
            <text:p>aluguel_predio <text:s/>= forms.CharField(label = “1) Há aluguel de alguma parte ou prédio?“)</text:p>
          </table:table-cell>
        </table:table-row>
        <table:table-row table:style-name="ro1">
          <table:table-cell office:value-type="string" calcext:value-type="string">
            <text:p>valor_aluguel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Qual valor do aluguel mensal?</text:p>
          </table:table-cell>
          <table:table-cell office:value-type="string" calcext:value-type="string">
            <text:p>“)</text:p>
          </table:table-cell>
          <table:table-cell table:formula="of:=CONCATENATE([.A22];&quot; = &quot;;[.B22];[.C22];[.D22])" office:value-type="string" office:string-value="valor_aluguel  = forms.CharField(label = “2) Qual valor do aluguel mensal?“)" calcext:value-type="string">
            <text:p>valor_aluguel <text:s/>= forms.CharField(label = “2) Qual valor do aluguel mensal?“)</text:p>
          </table:table-cell>
        </table:table-row>
        <table:table-row table:style-name="ro1">
          <table:table-cell office:value-type="string" calcext:value-type="string">
            <text:p>somatorio_desp_fixa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Qual o somatório das despesas fixas? (folha, alugueis, contratos de manutenção e serviços gerais, etc.) MENSAL.</text:p>
          </table:table-cell>
          <table:table-cell office:value-type="string" calcext:value-type="string">
            <text:p>“)</text:p>
          </table:table-cell>
          <table:table-cell table:formula="of:=CONCATENATE([.A23];&quot; = &quot;;[.B23];[.C23];[.D23])" office:value-type="string" office:string-value="somatorio_desp_fixa  = forms.CharField(label = “3) Qual o somatório das despesas fixas? (folha, alugueis, contratos de manutenção e serviços gerais, etc.) MENSAL.“)" calcext:value-type="string">
            <text:p>somatorio_desp_fixa <text:s/>= forms.CharField(label = “3) Qual o somatório das despesas fixas? (folha, alugueis, contratos de manutenção e serviços gerais, etc.) MENSAL.“)</text:p>
          </table:table-cell>
        </table:table-row>
        <table:table-row table:style-name="ro1">
          <table:table-cell office:value-type="string" calcext:value-type="string">
            <text:p>faturamento_mensal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Qual o faturamento mensal dos últimos 12 meses?</text:p>
          </table:table-cell>
          <table:table-cell office:value-type="string" calcext:value-type="string">
            <text:p>“)</text:p>
          </table:table-cell>
          <table:table-cell table:formula="of:=CONCATENATE([.A24];&quot; = &quot;;[.B24];[.C24];[.D24])" office:value-type="string" office:string-value="faturamento_mensal  = forms.CharField(label = “4) Qual o faturamento mensal dos últimos 12 meses?“)" calcext:value-type="string">
            <text:p>faturamento_mensal <text:s/>= forms.CharField(label = “4) Qual o faturamento mensal dos últimos 12 meses?“)</text:p>
          </table:table-cell>
        </table:table-row>
        <table:table-row table:style-name="ro1">
          <table:table-cell office:value-type="string" calcext:value-type="string">
            <text:p>carga_luz_rua_emp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Qual a carga de luz que entra da rua na empresa?</text:p>
          </table:table-cell>
          <table:table-cell office:value-type="string" calcext:value-type="string">
            <text:p>“)</text:p>
          </table:table-cell>
          <table:table-cell table:formula="of:=CONCATENATE([.A25];&quot; = &quot;;[.B25];[.C25];[.D25])" office:value-type="string" office:string-value="carga_luz_rua_emp  = forms.CharField(label = “1) Qual a carga de luz que entra da rua na empresa?“)" calcext:value-type="string">
            <text:p>carga_luz_rua_emp <text:s/>= forms.CharField(label = “1) Qual a carga de luz que entra da rua na empresa?“)</text:p>
          </table:table-cell>
        </table:table-row>
        <table:table-row table:style-name="ro1">
          <table:table-cell office:value-type="string" calcext:value-type="string">
            <text:p>quant_transformadores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Quantos transformadores existem? Onde ficam? </text:p>
          </table:table-cell>
          <table:table-cell office:value-type="string" calcext:value-type="string">
            <text:p>“)</text:p>
          </table:table-cell>
          <table:table-cell table:formula="of:=CONCATENATE([.A26];&quot; = &quot;;[.B26];[.C26];[.D26])" office:value-type="string" office:string-value="quant_transformadores  = forms.CharField(label = “2) Quantos transformadores existem? Onde ficam? “)" calcext:value-type="string">
            <text:p>quant_transformadores <text:s/>= forms.CharField(label = “2) Quantos transformadores existem? Onde ficam? “)</text:p>
          </table:table-cell>
        </table:table-row>
        <table:table-row table:style-name="ro1">
          <table:table-cell office:value-type="string" calcext:value-type="string">
            <text:p>transf_carga_dist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Os transformadores reduzem a energia de qual carga (rua) para quantos volts?  Qual a distribuição interna?</text:p>
          </table:table-cell>
          <table:table-cell office:value-type="string" calcext:value-type="string">
            <text:p>“)</text:p>
          </table:table-cell>
          <table:table-cell table:formula="of:=CONCATENATE([.A27];&quot; = &quot;;[.B27];[.C27];[.D27])" office:value-type="string" office:string-value="transf_carga_dist  = forms.CharField(label = “3) Os transformadores reduzem a energia de qual carga (rua) para quantos volts?  Qual a distribuição interna?“)" calcext:value-type="string">
            <text:p>transf_carga_dist <text:s/>= forms.CharField(label = “3) Os transformadores reduzem a energia de qual carga (rua) para quantos volts?  Qual a distribuição interna?“)</text:p>
          </table:table-cell>
        </table:table-row>
        <table:table-row table:style-name="ro1">
          <table:table-cell office:value-type="string" calcext:value-type="string">
            <text:p>desc_geradores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Há geradores? Quantos e qual a capacidade? Funcionam a diesel? Quantos litros? Como armazenamo diesel?</text:p>
          </table:table-cell>
          <table:table-cell office:value-type="string" calcext:value-type="string">
            <text:p>“)</text:p>
          </table:table-cell>
          <table:table-cell table:formula="of:=CONCATENATE([.A28];&quot; = &quot;;[.B28];[.C28];[.D28])" office:value-type="string" office:string-value="desc_geradores  = forms.CharField(label = “4) Há geradores? Quantos e qual a capacidade? Funcionam a diesel? Quantos litros? Como armazenamo diesel?“)" calcext:value-type="string">
            <text:p>desc_geradores <text:s/>= forms.CharField(label = “4) Há geradores? Quantos e qual a capacidade? Funcionam a diesel? Quantos litros? Como armazenamo diesel?“)</text:p>
          </table:table-cell>
        </table:table-row>
        <table:table-row table:style-name="ro1">
          <table:table-cell office:value-type="string" calcext:value-type="string">
            <text:p>desc_inst_eletrica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5) Toda a parte elétrica é isolada? Os fios ficam organizados, separados e  em dutos especiais?</text:p>
          </table:table-cell>
          <table:table-cell office:value-type="string" calcext:value-type="string">
            <text:p>“)</text:p>
          </table:table-cell>
          <table:table-cell table:formula="of:=CONCATENATE([.A29];&quot; = &quot;;[.B29];[.C29];[.D29])" office:value-type="string" office:string-value="desc_inst_eletrica  = forms.CharField(label = “5) Toda a parte elétrica é isolada? Os fios ficam organizados, separados e  em dutos especiais?“)" calcext:value-type="string">
            <text:p>desc_inst_eletrica <text:s/>= forms.CharField(label = “5) Toda a parte elétrica é isolada? Os fios ficam organizados, separados e  em dutos especiais?“)</text:p>
          </table:table-cell>
        </table:table-row>
        <table:table-row table:style-name="ro1">
          <table:table-cell office:value-type="string" calcext:value-type="string">
            <text:p>manutencao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6) Qual a manutenção (interna, externa e periodicidade)? Quem faz?  </text:p>
          </table:table-cell>
          <table:table-cell office:value-type="string" calcext:value-type="string">
            <text:p>“)</text:p>
          </table:table-cell>
          <table:table-cell table:formula="of:=CONCATENATE([.A30];&quot; = &quot;;[.B30];[.C30];[.D30])" office:value-type="string" office:string-value="manutencao  = forms.CharField(label = “6) Qual a manutenção (interna, externa e periodicidade)? Quem faz?  “)" calcext:value-type="string">
            <text:p>manutencao <text:s/>= forms.CharField(label = “6) Qual a manutenção (interna, externa e periodicidade)? Quem faz?  “)</text:p>
          </table:table-cell>
        </table:table-row>
        <table:table-row table:style-name="ro1">
          <table:table-cell office:value-type="string" calcext:value-type="string">
            <text:p>padrao_quadro_luz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7) O quadro de luz é no padrão ABNT (Fundo de Aço, limpo, organizado)?</text:p>
          </table:table-cell>
          <table:table-cell office:value-type="string" calcext:value-type="string">
            <text:p>“)</text:p>
          </table:table-cell>
          <table:table-cell table:formula="of:=CONCATENATE([.A31];&quot; = &quot;;[.B31];[.C31];[.D31])" office:value-type="string" office:string-value="padrao_quadro_luz  = forms.CharField(label = “7) O quadro de luz é no padrão ABNT (Fundo de Aço, limpo, organizado)?“)" calcext:value-type="string">
            <text:p>padrao_quadro_luz <text:s/>= forms.CharField(label = “7) O quadro de luz é no padrão ABNT (Fundo de Aço, limpo, organizado)?“)</text:p>
          </table:table-cell>
        </table:table-row>
        <table:table-row table:style-name="ro1">
          <table:table-cell office:value-type="string" calcext:value-type="string">
            <text:p>data_fund_emp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1) Qual a data de fundação da empresa?</text:p>
          </table:table-cell>
          <table:table-cell office:value-type="string" calcext:value-type="string">
            <text:p>“)</text:p>
          </table:table-cell>
          <table:table-cell table:formula="of:=CONCATENATE([.A32];&quot; = &quot;;[.B32];[.C32];[.D32])" office:value-type="string" office:string-value="data_fund_emp  = forms.CharField(label = “1) Qual a data de fundação da empresa?“)" calcext:value-type="string">
            <text:p>data_fund_emp <text:s/>= forms.CharField(label = “1) Qual a data de fundação da empresa?“)</text:p>
          </table:table-cell>
        </table:table-row>
        <table:table-row table:style-name="ro1">
          <table:table-cell office:value-type="string" calcext:value-type="string">
            <text:p>atividade_princ_cliente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2) Suas atividades e principais clientes?</text:p>
          </table:table-cell>
          <table:table-cell office:value-type="string" calcext:value-type="string">
            <text:p>“)</text:p>
          </table:table-cell>
          <table:table-cell table:formula="of:=CONCATENATE([.A33];&quot; = &quot;;[.B33];[.C33];[.D33])" office:value-type="string" office:string-value="atividade_princ_cliente  = forms.CharField(label = “2) Suas atividades e principais clientes?“)" calcext:value-type="string">
            <text:p>atividade_princ_cliente <text:s/>= forms.CharField(label = “2) Suas atividades e principais clientes?“)</text:p>
          </table:table-cell>
        </table:table-row>
        <table:table-row table:style-name="ro1">
          <table:table-cell office:value-type="string" calcext:value-type="string">
            <text:p>historico_acidente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3) Qual a história de acidentes? Qual valor de prejuízo de cada um destes acidentes? O que foi feito para evitar novos acidentes?</text:p>
          </table:table-cell>
          <table:table-cell office:value-type="string" calcext:value-type="string">
            <text:p>“)</text:p>
          </table:table-cell>
          <table:table-cell table:formula="of:=CONCATENATE([.A34];&quot; = &quot;;[.B34];[.C34];[.D34])" office:value-type="string" office:string-value="historico_acidente  = forms.CharField(label = “3) Qual a história de acidentes? Qual valor de prejuízo de cada um destes acidentes? O que foi feito para evitar novos acidentes?“)" calcext:value-type="string">
            <text:p>historico_acidente <text:s/>= forms.CharField(label = “3) Qual a história de acidentes? Qual valor de prejuízo de cada um destes acidentes? O que foi feito para evitar novos acidentes?“)</text:p>
          </table:table-cell>
        </table:table-row>
        <table:table-row table:style-name="ro1">
          <table:table-cell office:value-type="string" calcext:value-type="string">
            <text:p>cob_ultimo_seguro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4) Qual o valor e coberturas do último seguro (mandar cópia da apólice se for possível)?</text:p>
          </table:table-cell>
          <table:table-cell office:value-type="string" calcext:value-type="string">
            <text:p>“)</text:p>
          </table:table-cell>
          <table:table-cell table:formula="of:=CONCATENATE([.A35];&quot; = &quot;;[.B35];[.C35];[.D35])" office:value-type="string" office:string-value="cob_ultimo_seguro  = forms.CharField(label = “4) Qual o valor e coberturas do último seguro (mandar cópia da apólice se for possível)?“)" calcext:value-type="string">
            <text:p>cob_ultimo_seguro <text:s/>= forms.CharField(label = “4) Qual o valor e coberturas do último seguro (mandar cópia da apólice se for possível)?“)</text:p>
          </table:table-cell>
        </table:table-row>
        <table:table-row table:style-name="ro1">
          <table:table-cell office:value-type="string" calcext:value-type="string">
            <text:p>seguro_negado </text:p>
          </table:table-cell>
          <table:table-cell office:value-type="string" calcext:value-type="string">
            <text:p>forms.CharField(label = “</text:p>
          </table:table-cell>
          <table:table-cell office:value-type="string" calcext:value-type="string">
            <text:p>5) Já teve alguma proposta de seguro negada, ou participou de algum processo de cotação nos últimos 06 meses?</text:p>
          </table:table-cell>
          <table:table-cell office:value-type="string" calcext:value-type="string">
            <text:p>“)</text:p>
          </table:table-cell>
          <table:table-cell table:formula="of:=CONCATENATE([.A36];&quot; = &quot;;[.B36];[.C36];[.D36])" office:value-type="string" office:string-value="seguro_negado  = forms.CharField(label = “5) Já teve alguma proposta de seguro negada, ou participou de algum processo de cotação nos últimos 06 meses?“)" calcext:value-type="string">
            <text:p>seguro_negado <text:s/>= forms.CharField(label = “5) Já teve alguma proposta de seguro negada, ou participou de algum processo de cotação nos últimos 06 meses?“)</text:p>
          </table:table-cell>
        </table:table-row>
      </table:table>
      <table:table table:name="Planilha2" table:style-name="ta1"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tttt</text:p>
          </table:table-cell>
        </table:table-row>
        <table:table-row table:style-name="ro1">
          <table:table-cell/>
          <table:table-cell office:value-type="string" calcext:value-type="string">
            <text:p>1) Endereço completo com CEP do risco e da matriz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2) Metragem quadrada construída de cada prédio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3) Qual o valor de estoque? (acabado ou insumo por local)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4) Qual o valor de máquinas, móveis e utensílios em cada prédio? (ou ao todo se não for possível)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5) Qual a vizinhança? (favor detalhar as atividades, distancia, etc..)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6) Fotos Aéreas, Projetos, Alvarás, Licenças, etc.., (favor enviar em arquivo)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1) Quantidade de extintore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2) Como ficam distribuídos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3) Possui hidrantes, como ficam distribuído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4) Os dutos são pintados de vermelho? Os dutos são de ferro ou aço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5) Qual a quantidade de água (litros) no reservatório de incêndio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6) Qual a quantidade de água para consumo do local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7) A empresa possui sistema de para-raios instalado? Qual o modelo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8) Tem brigada de incêndio? Quantos homens e quais seus recurso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9) Outro material protecional? Descre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10) Qual a distância do Corpo de Bombeiro?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1) Possui câmeras de CFTV? Quanta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2) Onde são gravadas as imagen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3) Possui vigilância 24h? Quantos homens a cada turno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4) Tem empresa externa de monitoramento?</text:p>
          </table:table-cell>
        </table:table-row>
        <table:table-row table:style-name="ro1" table:visibility="filter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1) Há aluguel de alguma parte ou prédio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2) Qual valor do aluguel mensal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3) Qual o somatório das despesas fixas? (folha, alugueis, contratos de manutenção e serviços gerais, etc.) MENSAL.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4) Qual o faturamento mensal dos últimos 12 meses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Módulo 5: Elétrica (Fotos)</text:p>
          </table:table-cell>
        </table:table-row>
        <table:table-row table:style-name="ro1">
          <table:table-cell/>
          <table:table-cell office:value-type="string" calcext:value-type="string">
            <text:p>1) Qual a carga de luz que entra da rua na empresa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2) Quantos transformadores existem? Onde ficam? 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3) Os transformadores reduzem a energia de qual carga (rua) para quantos volts?  Qual a distribuição interna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4) Há geradores? Quantos e qual a capacidade? Funcionam a diesel? Quantos litros? Como armazenamo diesel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5) Toda a parte elétrica é isolada? Os fios ficam organizados, separados e  em dutos especiais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6) Qual a manutenção (interna, externa e periodicidade)? Quem faz?  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7) O quadro de luz é no padrão ABNT (Fundo de Aço, limpo, organizado)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>
          <table:table-cell/>
          <table:table-cell office:value-type="string" calcext:value-type="string">
            <text:p>1) Qual a data de fundação da empresa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2) Suas atividades e principais clientes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3) Qual a história de acidentes? Qual valor de prejuízo de cada um destes acidentes? O que foi feito para evitar novos acidentes?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4) Qual o valor e coberturas do último seguro (mandar cópia da apólice se for possível)?</text:p>
          </table:table-cell>
        </table:table-row>
        <table:table-row table:style-name="ro1" table:visibility="filter">
          <table:table-cell/>
          <table:table-cell office:value-type="string" calcext:value-type="string">
            <text:p>R:</text:p>
          </table:table-cell>
        </table:table-row>
        <table:table-row table:style-name="ro1">
          <table:table-cell/>
          <table:table-cell office:value-type="string" calcext:value-type="string">
            <text:p>5) Já teve alguma proposta de seguro negada, ou participou de algum processo de cotação nos últimos 06 meses?</text:p>
          </table:table-cell>
        </table:table-row>
        <table:table-row table:style-name="ro1" table:visibility="filter" table:number-rows-repeated="1048488">
          <table:table-cell table:number-columns-repeated="2"/>
        </table:table-row>
        <table:table-row table:style-name="ro1" table:visibility="filter">
          <table:table-cell table:number-columns-repeated="2"/>
        </table:table-row>
      </table:table>
      <table:named-expressions/>
      <table:database-ranges>
        <table:database-range table:name="__Anonymous_Sheet_DB__1" table:target-range-address="Planilha2.B1:Planilha2.B1048576" table:display-filter-buttons="true">
          <table:filter>
            <table:filter-and>
              <table:filter-condition table:field-number="0" table:value="1) Endereço completo com CEP do risco e da matriz." table:operator="=">
                <table:filter-set-item table:value="1) Endereço completo com CEP do risco e da matriz."/>
                <table:filter-set-item table:value="1) Há aluguel de alguma parte ou prédio?"/>
                <table:filter-set-item table:value="1) Possui câmeras de CFTV? Quantas?"/>
                <table:filter-set-item table:value="1) Qual a carga de luz que entra da rua na empresa?"/>
                <table:filter-set-item table:value="1) Qual a data de fundação da empresa?"/>
                <table:filter-set-item table:value="1) Quantidade de extintores?"/>
                <table:filter-set-item table:value="10) Qual a distância do Corpo de Bombeiro?"/>
                <table:filter-set-item table:value="2) Como ficam distribuídos."/>
                <table:filter-set-item table:value="2) Metragem quadrada construída de cada prédio."/>
                <table:filter-set-item table:value="2) Onde são gravadas as imagens?"/>
                <table:filter-set-item table:value="2) Qual valor do aluguel mensal?"/>
                <table:filter-set-item table:value="2) Quantos transformadores existem? Onde ficam? "/>
                <table:filter-set-item table:value="2) Suas atividades e principais clientes?"/>
                <table:filter-set-item table:value="3) Os transformadores reduzem a energia de qual carga (rua) para quantos volts?  Qual a distribuição interna?"/>
                <table:filter-set-item table:value="3) Possui hidrantes, como ficam distribuídos?"/>
                <table:filter-set-item table:value="3) Possui vigilância 24h? Quantos homens a cada turno?"/>
                <table:filter-set-item table:value="3) Qual a história de acidentes? Qual valor de prejuízo de cada um destes acidentes? O que foi feito para evitar novos acidentes?"/>
                <table:filter-set-item table:value="3) Qual o somatório das despesas fixas? (folha, alugueis, contratos de manutenção e serviços gerais, etc.) MENSAL."/>
                <table:filter-set-item table:value="3) Qual o valor de estoque? (acabado ou insumo por local)."/>
                <table:filter-set-item table:value="4) Há geradores? Quantos e qual a capacidade? Funcionam a diesel? Quantos litros? Como armazenamo diesel?"/>
                <table:filter-set-item table:value="4) Os dutos são pintados de vermelho? Os dutos são de ferro ou aço?"/>
                <table:filter-set-item table:value="4) Qual o faturamento mensal dos últimos 12 meses?"/>
                <table:filter-set-item table:value="4) Qual o valor de máquinas, móveis e utensílios em cada prédio? (ou ao todo se não for possível)."/>
                <table:filter-set-item table:value="4) Qual o valor e coberturas do último seguro (mandar cópia da apólice se for possível)?"/>
                <table:filter-set-item table:value="4) Tem empresa externa de monitoramento?"/>
                <table:filter-set-item table:value="5) Já teve alguma proposta de seguro negada, ou participou de algum processo de cotação nos últimos 06 meses?"/>
                <table:filter-set-item table:value="5) Qual a quantidade de água (litros) no reservatório de incêndio?"/>
                <table:filter-set-item table:value="5) Qual a vizinhança? (favor detalhar as atividades, distancia, etc..)"/>
                <table:filter-set-item table:value="5) Toda a parte elétrica é isolada? Os fios ficam organizados, separados e  em dutos especiais?"/>
                <table:filter-set-item table:value="6) Fotos Aéreas, Projetos, Alvarás, Licenças, etc.., (favor enviar em arquivo)"/>
                <table:filter-set-item table:value="6) Qual a manutenção (interna, externa e periodicidade)? Quem faz?  "/>
                <table:filter-set-item table:value="6) Qual a quantidade de água para consumo do local?"/>
                <table:filter-set-item table:value="7) A empresa possui sistema de para-raios instalado? Qual o modelo?"/>
                <table:filter-set-item table:value="7) O quadro de luz é no padrão ABNT (Fundo de Aço, limpo, organizado)?"/>
                <table:filter-set-item table:value="8) Tem brigada de incêndio? Quantos homens e quais seus recursos?"/>
                <table:filter-set-item table:value="9) Outro material protecional? Descreva"/>
                <table:filter-set-item table:value="Módulo 5: Elétrica (Fotos)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1:39:08.830218801</meta:creation-date>
    <dc:date>2017-11-23T02:08:11.527130318</dc:date>
    <meta:editing-duration>PT8M21S</meta:editing-duration>
    <meta:editing-cycles>1</meta:editing-cycles>
    <meta:document-statistic meta:table-count="2" meta:cell-count="233" meta:object-count="0"/>
    <meta:generator>LibreOffice/5.4.1.2$Linux_X86_64 LibreOffice_project/40m0$Build-2</meta:generator>
  </office:meta>
</office:document-meta>
</file>